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2.4319in"/>
    </style:style>
    <style:style style:name="co4" style:family="table-column">
      <style:table-column-properties fo:break-before="auto" style:column-width="1.7835in"/>
    </style:style>
    <style:style style:name="co5" style:family="table-column">
      <style:table-column-properties fo:break-before="auto" style:column-width="1.7984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1.0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office:value-type="float" office:value="63733" calcext:value-type="float">
            <text:p>63733</text:p>
          </table:table-cell>
          <table:table-cell office:value-type="float" office:value="63715" calcext:value-type="float">
            <text:p>63715</text:p>
          </table:table-cell>
          <table:table-cell office:value-type="float" office:value="63717" calcext:value-type="float">
            <text:p>63717</text:p>
          </table:table-cell>
          <table:table-cell office:value-type="float" office:value="63718" calcext:value-type="float">
            <text:p>63718</text:p>
          </table:table-cell>
          <table:table-cell office:value-type="float" office:value="63719" calcext:value-type="float">
            <text:p>63719</text:p>
          </table:table-cell>
          <table:table-cell office:value-type="float" office:value="63714" calcext:value-type="float">
            <text:p>637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uster</text:p>
          </table:table-cell>
          <table:table-cell office:value-type="string" calcext:value-type="string">
            <text:p>1_gpu_baseline</text:p>
          </table:table-cell>
          <table:table-cell office:value-type="string" calcext:value-type="string">
            <text:p>2.1_gpu_baseline_coalesced_texture</text:p>
          </table:table-cell>
          <table:table-cell office:value-type="string" calcext:value-type="string">
            <text:p>2.2_gpu_scattered_texture</text:p>
          </table:table-cell>
          <table:table-cell office:value-type="string" calcext:value-type="string">
            <text:p>2.2_gpu_scattered_v2_row</text:p>
          </table:table-cell>
          <table:table-cell office:value-type="string" calcext:value-type="string">
            <text:p>2.2_gpu_scattered_v2</text:p>
          </table:table-cell>
          <table:table-cell table:style-name="ce2" office:value-type="string" calcext:value-type="string">
            <text:p>2.4_gpu_mix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4"/>ranodm_1 <text:s text:c="3"/></text:p>
          </table:table-cell>
          <table:table-cell office:value-type="float" office:value="283.320343" calcext:value-type="float">
            <text:p>283.320343</text:p>
          </table:table-cell>
          <table:table-cell office:value-type="float" office:value="542.059265" calcext:value-type="float">
            <text:p>542.059265</text:p>
          </table:table-cell>
          <table:table-cell office:value-type="float" office:value="946.483276" calcext:value-type="float">
            <text:p>946.483276</text:p>
          </table:table-cell>
          <table:table-cell office:value-type="float" office:value="644.258667" calcext:value-type="float">
            <text:p>644.258667</text:p>
          </table:table-cell>
          <table:table-cell office:value-type="float" office:value="924.315063" calcext:value-type="float">
            <text:p>924.315063</text:p>
          </table:table-cell>
          <table:table-cell table:style-name="ce2" office:value-type="float" office:value="557.963684" calcext:value-type="float">
            <text:p>557.963684</text:p>
          </table:table-cell>
          <table:table-cell office:value-type="string" calcext:value-type="string">
            <text:p>v1</text:p>
          </table:table-cell>
          <table:table-cell office:value-type="float" office:value="0.019284" calcext:value-type="float">
            <text:p>0.0192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MAW1 <text:s text:c="8"/></text:p>
          </table:table-cell>
          <table:table-cell office:value-type="float" office:value="0.70486" calcext:value-type="float">
            <text:p>0.70486</text:p>
          </table:table-cell>
          <table:table-cell office:value-type="float" office:value="6.607038" calcext:value-type="float">
            <text:p>6.607038</text:p>
          </table:table-cell>
          <table:table-cell office:value-type="float" office:value="576.048889" calcext:value-type="float">
            <text:p>576.048889</text:p>
          </table:table-cell>
          <table:table-cell office:value-type="float" office:value="525.322998" calcext:value-type="float">
            <text:p>525.322998</text:p>
          </table:table-cell>
          <table:table-cell office:value-type="float" office:value="550.973694" calcext:value-type="float">
            <text:p>550.973694</text:p>
          </table:table-cell>
          <table:table-cell table:style-name="ce2" office:value-type="float" office:value="529.038208" calcext:value-type="float">
            <text:p>529.038208</text:p>
          </table:table-cell>
          <table:table-cell office:value-type="string" calcext:value-type="string">
            <text:p>v2</text:p>
          </table:table-cell>
          <table:table-cell office:value-type="float" office:value="45.55246" calcext:value-type="float">
            <text:p>45.55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random_2 <text:s text:c="3"/></text:p>
          </table:table-cell>
          <table:table-cell office:value-type="float" office:value="189.12532" calcext:value-type="float">
            <text:p>189.12532</text:p>
          </table:table-cell>
          <table:table-cell office:value-type="float" office:value="75.918648" calcext:value-type="float">
            <text:p>75.918648</text:p>
          </table:table-cell>
          <table:table-cell office:value-type="float" office:value="163.671936" calcext:value-type="float">
            <text:p>163.671936</text:p>
          </table:table-cell>
          <table:table-cell office:value-type="float" office:value="150.157578" calcext:value-type="float">
            <text:p>150.157578</text:p>
          </table:table-cell>
          <table:table-cell office:value-type="float" office:value="164.567215" calcext:value-type="float">
            <text:p>164.567215</text:p>
          </table:table-cell>
          <table:table-cell table:style-name="ce2" office:value-type="float" office:value="191.486847" calcext:value-type="float">
            <text:p>191.486847</text:p>
          </table:table-cell>
          <table:table-cell office:value-type="string" calcext:value-type="string">
            <text:p>v1</text:p>
          </table:table-cell>
          <table:table-cell office:value-type="float" office:value="3.977854" calcext:value-type="float">
            <text:p>3.977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MAW2 <text:s text:c="8"/></text:p>
          </table:table-cell>
          <table:table-cell office:value-type="float" office:value="0.675947" calcext:value-type="float">
            <text:p>0.675947</text:p>
          </table:table-cell>
          <table:table-cell office:value-type="float" office:value="6.381298" calcext:value-type="float">
            <text:p>6.381298</text:p>
          </table:table-cell>
          <table:table-cell office:value-type="float" office:value="575.551208" calcext:value-type="float">
            <text:p>575.551208</text:p>
          </table:table-cell>
          <table:table-cell office:value-type="float" office:value="521.719971" calcext:value-type="float">
            <text:p>521.719971</text:p>
          </table:table-cell>
          <table:table-cell office:value-type="float" office:value="568.346436" calcext:value-type="float">
            <text:p>568.346436</text:p>
          </table:table-cell>
          <table:table-cell table:style-name="ce2" office:value-type="float" office:value="558.453125" calcext:value-type="float">
            <text:p>558.453125</text:p>
          </table:table-cell>
          <table:table-cell office:value-type="string" calcext:value-type="string">
            <text:p>v2</text:p>
          </table:table-cell>
          <table:table-cell office:value-type="float" office:value="332.315125" calcext:value-type="float">
            <text:p>332.315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nlppkkt240 <text:s text:c="2"/></text:p>
          </table:table-cell>
          <table:table-cell office:value-type="float" office:value="794.911682" calcext:value-type="float">
            <text:p>794.911682</text:p>
          </table:table-cell>
          <table:table-cell office:value-type="float" office:value="484.759064" calcext:value-type="float">
            <text:p>484.759064</text:p>
          </table:table-cell>
          <table:table-cell office:value-type="float" office:value="791.308533" calcext:value-type="float">
            <text:p>791.308533</text:p>
          </table:table-cell>
          <table:table-cell office:value-type="float" office:value="600.108948" calcext:value-type="float">
            <text:p>600.108948</text:p>
          </table:table-cell>
          <table:table-cell office:value-type="float" office:value="751.375427" calcext:value-type="float">
            <text:p>751.375427</text:p>
          </table:table-cell>
          <table:table-cell table:style-name="ce2" office:value-type="float" office:value="898.751404" calcext:value-type="float">
            <text:p>898.751404</text:p>
          </table:table-cell>
          <table:table-cell office:value-type="string" calcext:value-type="string">
            <text:p>v1</text:p>
          </table:table-cell>
          <table:table-cell office:value-type="float" office:value="3.385197" calcext:value-type="float">
            <text:p>3.385197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1_gpu_baseline</text:p>
          </table:table-cell>
          <table:table-cell office:value-type="string" calcext:value-type="string">
            <text:p>1_gpu_baseline_coalesced_texture</text:p>
          </table:table-cell>
          <table:table-cell office:value-type="string" calcext:value-type="string">
            <text:p>2.2_gpu_scattered_v2_row</text:p>
          </table:table-cell>
          <table:table-cell office:value-type="string" calcext:value-type="string">
            <text:p>2.2_gpu_scattered_v2</text:p>
          </table:table-cell>
          <table:table-cell office:value-type="string" calcext:value-type="string">
            <text:p>2.2_gpu_scattered_texture</text:p>
          </table:table-cell>
          <table:table-cell office:value-type="string" calcext:value-type="string">
            <text:p>3 blocked</text:p>
          </table:table-cell>
          <table:table-cell table:style-name="ce2" office:value-type="string" calcext:value-type="string">
            <text:p>2.4_gpu_mixed</text:p>
          </table:table-cell>
          <table:table-cell office:value-type="string" calcext:value-type="string">
            <text:p>Cuspar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ranodm_1 <text:s text:c="3"/></text:p>
          </table:table-cell>
          <table:table-cell office:value-type="float" office:value="173.582886" calcext:value-type="float">
            <text:p>173.582886</text:p>
          </table:table-cell>
          <table:table-cell office:value-type="float" office:value="272.181824" calcext:value-type="float">
            <text:p>272.181824</text:p>
          </table:table-cell>
          <table:table-cell office:value-type="float" office:value="288.379333" calcext:value-type="float">
            <text:p>288.379333</text:p>
          </table:table-cell>
          <table:table-cell office:value-type="float" office:value="317.806122" calcext:value-type="float">
            <text:p>317.806122</text:p>
          </table:table-cell>
          <table:table-cell office:value-type="float" office:value="289.566681" calcext:value-type="float">
            <text:p>289.566681</text:p>
          </table:table-cell>
          <table:table-cell office:value-type="float" office:value="165.46666" calcext:value-type="float">
            <text:p>165.46666</text:p>
          </table:table-cell>
          <table:table-cell office:value-type="float" office:value="266.391357" calcext:value-type="float">
            <text:p>266.391357</text:p>
          </table:table-cell>
          <table:table-cell office:value-type="float" office:value="467.052704" calcext:value-type="float">
            <text:p>467.0527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MAW1 <text:s text:c="8"/></text:p>
          </table:table-cell>
          <table:table-cell office:value-type="float" office:value="0.631745" calcext:value-type="float">
            <text:p>0.631745</text:p>
          </table:table-cell>
          <table:table-cell office:value-type="float" office:value="1.351059" calcext:value-type="float">
            <text:p>1.351059</text:p>
          </table:table-cell>
          <table:table-cell office:value-type="float" office:value="228.531464" calcext:value-type="float">
            <text:p>228.531464</text:p>
          </table:table-cell>
          <table:table-cell office:value-type="float" office:value="240.446686" calcext:value-type="float">
            <text:p>240.446686</text:p>
          </table:table-cell>
          <table:table-cell office:value-type="float" office:value="214.931747" calcext:value-type="float">
            <text:p>214.931747</text:p>
          </table:table-cell>
          <table:table-cell office:value-type="float" office:value="0.69741" calcext:value-type="float">
            <text:p>0.69741</text:p>
          </table:table-cell>
          <table:table-cell table:style-name="ce2" office:value-type="float" office:value="220.428467" calcext:value-type="float">
            <text:p>220.428467</text:p>
          </table:table-cell>
          <table:table-cell office:value-type="float" office:value="30.370203" calcext:value-type="float">
            <text:p>30.3702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random_2 <text:s text:c="3"/></text:p>
          </table:table-cell>
          <table:table-cell office:value-type="float" office:value="78.331558" calcext:value-type="float">
            <text:p>78.331558</text:p>
          </table:table-cell>
          <table:table-cell office:value-type="float" office:value="76.58622" calcext:value-type="float">
            <text:p>76.58622</text:p>
          </table:table-cell>
          <table:table-cell office:value-type="float" office:value="63.285515" calcext:value-type="float">
            <text:p>63.285515</text:p>
          </table:table-cell>
          <table:table-cell office:value-type="float" office:value="67.178146" calcext:value-type="float">
            <text:p>67.178146</text:p>
          </table:table-cell>
          <table:table-cell office:value-type="float" office:value="66.797745" calcext:value-type="float">
            <text:p>66.797745</text:p>
          </table:table-cell>
          <table:table-cell office:value-type="float" office:value="3.520102" calcext:value-type="float">
            <text:p>3.520102</text:p>
          </table:table-cell>
          <table:table-cell table:style-name="ce2" office:value-type="float" office:value="73.98941" calcext:value-type="float">
            <text:p>73.98941</text:p>
          </table:table-cell>
          <table:table-cell office:value-type="float" office:value="72.480461" calcext:value-type="float">
            <text:p>72.480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MAW2 <text:s text:c="8"/></text:p>
          </table:table-cell>
          <table:table-cell office:value-type="float" office:value="0.609536" calcext:value-type="float">
            <text:p>0.609536</text:p>
          </table:table-cell>
          <table:table-cell office:value-type="float" office:value="1.294963" calcext:value-type="float">
            <text:p>1.294963</text:p>
          </table:table-cell>
          <table:table-cell office:value-type="float" office:value="230.518448" calcext:value-type="float">
            <text:p>230.518448</text:p>
          </table:table-cell>
          <table:table-cell office:value-type="float" office:value="240.078323" calcext:value-type="float">
            <text:p>240.078323</text:p>
          </table:table-cell>
          <table:table-cell office:value-type="float" office:value="207.642975" calcext:value-type="float">
            <text:p>207.642975</text:p>
          </table:table-cell>
          <table:table-cell office:value-type="float" office:value="0.6693" calcext:value-type="float">
            <text:p>0.6693</text:p>
          </table:table-cell>
          <table:table-cell table:style-name="ce2" office:value-type="float" office:value="230.931213" calcext:value-type="float">
            <text:p>230.931213</text:p>
          </table:table-cell>
          <table:table-cell office:value-type="float" office:value="29.746468" calcext:value-type="float">
            <text:p>29.746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nlppkkt240 <text:s text:c="2"/></text:p>
          </table:table-cell>
          <table:table-cell office:value-type="float" office:value="244.622299" calcext:value-type="float">
            <text:p>244.622299</text:p>
          </table:table-cell>
          <table:table-cell office:value-type="float" office:value="381.277283" calcext:value-type="float">
            <text:p>381.277283</text:p>
          </table:table-cell>
          <table:table-cell office:value-type="float" office:value="205.199966" calcext:value-type="float">
            <text:p>205.199966</text:p>
          </table:table-cell>
          <table:table-cell office:value-type="float" office:value="194.792465" calcext:value-type="float">
            <text:p>194.792465</text:p>
          </table:table-cell>
          <table:table-cell office:value-type="float" office:value="167.237396" calcext:value-type="float">
            <text:p>167.237396</text:p>
          </table:table-cell>
          <table:table-cell table:style-name="ce2" office:value-type="float" office:value="187.710373" calcext:value-type="float">
            <text:p>187.710373</text:p>
          </table:table-cell>
          <table:table-cell office:value-type="float" office:value="369.073456" calcext:value-type="float">
            <text:p>369.073456</text:p>
          </table:table-cell>
          <table:table-cell office:value-type="float" office:value="342.47879" calcext:value-type="float">
            <text:p>342.47879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luster</text:p>
          </table:table-cell>
          <table:table-cell office:value-type="string" calcext:value-type="string">
            <text:p>1_gpu_baseline</text:p>
          </table:table-cell>
          <table:table-cell office:value-type="string" calcext:value-type="string">
            <text:p>1_gpu_baseline_coalesced_texture</text:p>
          </table:table-cell>
          <table:table-cell office:value-type="string" calcext:value-type="string">
            <text:p>2.2_gpu_scattered_v2_row</text:p>
          </table:table-cell>
          <table:table-cell office:value-type="string" calcext:value-type="string">
            <text:p>2.2_gpu_scattered_v2</text:p>
          </table:table-cell>
          <table:table-cell office:value-type="string" calcext:value-type="string">
            <text:p>2.2_gpu_scattered_texture</text:p>
          </table:table-cell>
          <table:table-cell office:value-type="string" calcext:value-type="string">
            <text:p>3 blocked</text:p>
          </table:table-cell>
          <table:table-cell table:style-name="ce2" office:value-type="string" calcext:value-type="string">
            <text:p>2.4_gpu_mixed</text:p>
          </table:table-cell>
          <table:table-cell office:value-type="string" calcext:value-type="string">
            <text:p>Cusparse</text:p>
          </table:table-cell>
        </table:table-row>
        <table:table-row table:style-name="ro1">
          <table:table-cell/>
          <table:table-cell office:value-type="float" office:value="63909" calcext:value-type="float">
            <text:p>63909</text:p>
          </table:table-cell>
          <table:table-cell office:value-type="string" calcext:value-type="string">
            <text:p><text:s text:c="4"/>ranodm_1 <text:s text:c="3"/></text:p>
          </table:table-cell>
          <table:table-cell office:value-type="float" office:value="283.360992" calcext:value-type="float">
            <text:p>283.360992</text:p>
          </table:table-cell>
          <table:table-cell office:value-type="float" office:value="580.29126" calcext:value-type="float">
            <text:p>580.29126</text:p>
          </table:table-cell>
          <table:table-cell office:value-type="float" office:value="643.88385" calcext:value-type="float">
            <text:p>643.88385</text:p>
          </table:table-cell>
          <table:table-cell office:value-type="float" office:value="926.03186" calcext:value-type="float">
            <text:p>926.03186</text:p>
          </table:table-cell>
          <table:table-cell office:value-type="float" office:value="947.373596" calcext:value-type="float">
            <text:p>947.373596</text:p>
          </table:table-cell>
          <table:table-cell office:value-type="float" office:value="272.534637" calcext:value-type="float">
            <text:p>272.534637</text:p>
          </table:table-cell>
          <table:table-cell office:value-type="float" office:value="557.846252" calcext:value-type="float">
            <text:p>557.846252</text:p>
          </table:table-cell>
          <table:table-cell office:value-type="float" office:value="1027.07019" calcext:value-type="float">
            <text:p>1027.070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MAW1 <text:s text:c="8"/></text:p>
          </table:table-cell>
          <table:table-cell office:value-type="float" office:value="0.709958" calcext:value-type="float">
            <text:p>0.709958</text:p>
          </table:table-cell>
          <table:table-cell office:value-type="float" office:value="1.411023" calcext:value-type="float">
            <text:p>1.411023</text:p>
          </table:table-cell>
          <table:table-cell office:value-type="float" office:value="521.68866" calcext:value-type="float">
            <text:p>521.68866</text:p>
          </table:table-cell>
          <table:table-cell office:value-type="float" office:value="568.312744" calcext:value-type="float">
            <text:p>568.312744</text:p>
          </table:table-cell>
          <table:table-cell office:value-type="float" office:value="575.698853" calcext:value-type="float">
            <text:p>575.698853</text:p>
          </table:table-cell>
          <table:table-cell office:value-type="float" office:value="0.753487" calcext:value-type="float">
            <text:p>0.753487</text:p>
          </table:table-cell>
          <table:table-cell office:value-type="float" office:value="558.642944" calcext:value-type="float">
            <text:p>558.642944</text:p>
          </table:table-cell>
          <table:table-cell office:value-type="float" office:value="64.803528" calcext:value-type="float">
            <text:p>64.803528</text:p>
          </table:table-cell>
        </table:table-row>
        <table:table-row table:style-name="ro1">
          <table:table-cell/>
          <table:table-cell table:style-name="ce1" office:value-type="float" office:value="63910" calcext:value-type="float">
            <text:p>63910</text:p>
          </table:table-cell>
          <table:table-cell office:value-type="string" calcext:value-type="string">
            <text:p><text:s text:c="4"/>random_2 <text:s text:c="3"/></text:p>
          </table:table-cell>
          <table:table-cell office:value-type="float" office:value="189.113693" calcext:value-type="float">
            <text:p>189.113693</text:p>
          </table:table-cell>
          <table:table-cell office:value-type="float" office:value="194.873688" calcext:value-type="float">
            <text:p>194.873688</text:p>
          </table:table-cell>
          <table:table-cell office:value-type="float" office:value="150.139511" calcext:value-type="float">
            <text:p>150.139511</text:p>
          </table:table-cell>
          <table:table-cell office:value-type="float" office:value="164.449081" calcext:value-type="float">
            <text:p>164.449081</text:p>
          </table:table-cell>
          <table:table-cell office:value-type="float" office:value="163.654922" calcext:value-type="float">
            <text:p>163.654922</text:p>
          </table:table-cell>
          <table:table-cell office:value-type="float" office:value="655.201111" calcext:value-type="float">
            <text:p>655.201111</text:p>
          </table:table-cell>
          <table:table-cell office:value-type="float" office:value="899.911499" calcext:value-type="float">
            <text:p>899.911499</text:p>
          </table:table-cell>
          <table:table-cell office:value-type="float" office:value="938.558228" calcext:value-type="float">
            <text:p>938.558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MAW2 <text:s text:c="8"/>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1.409572" calcext:value-type="float">
            <text:p>1.409572</text:p>
          </table:table-cell>
          <table:table-cell office:value-type="float" office:value="521.647339" calcext:value-type="float">
            <text:p>521.647339</text:p>
          </table:table-cell>
          <table:table-cell office:value-type="float" office:value="568.387817" calcext:value-type="float">
            <text:p>568.387817</text:p>
          </table:table-cell>
          <table:table-cell office:value-type="float" office:value="575.530029" calcext:value-type="float">
            <text:p>575.530029</text:p>
          </table:table-cell>
          <table:table-cell office:value-type="float" office:value="0.753125" calcext:value-type="float">
            <text:p>0.753125</text:p>
          </table:table-cell>
          <table:table-cell office:value-type="float" office:value="558.464478" calcext:value-type="float">
            <text:p>558.464478</text:p>
          </table:table-cell>
          <table:table-cell office:value-type="float" office:value="64.696785" calcext:value-type="float">
            <text:p>64.696785</text:p>
          </table:table-cell>
        </table:table-row>
        <table:table-row table:style-name="ro1">
          <table:table-cell/>
          <table:table-cell office:value-type="float" office:value="63911" calcext:value-type="float">
            <text:p>63911</text:p>
          </table:table-cell>
          <table:table-cell office:value-type="string" calcext:value-type="string">
            <text:p><text:s text:c="4"/>nlppkkt240 <text:s text:c="2"/></text:p>
          </table:table-cell>
          <table:table-cell office:value-type="float" office:value="794.889832" calcext:value-type="float">
            <text:p>794.889832</text:p>
          </table:table-cell>
          <table:table-cell office:value-type="float" office:value="910.487915" calcext:value-type="float">
            <text:p>910.487915</text:p>
          </table:table-cell>
          <table:table-cell office:value-type="float" office:value="599.95929" calcext:value-type="float">
            <text:p>599.95929</text:p>
          </table:table-cell>
          <table:table-cell office:value-type="float" office:value="753.370361" calcext:value-type="float">
            <text:p>753.370361</text:p>
          </table:table-cell>
          <table:table-cell office:value-type="float" office:value="790.368469" calcext:value-type="float">
            <text:p>790.368469</text:p>
          </table:table-cell>
          <table:table-cell office:value-type="float" office:value="629.059998" calcext:value-type="float">
            <text:p>629.059998</text:p>
          </table:table-cell>
          <table:table-cell office:value-type="float" office:value="899.760559" calcext:value-type="float">
            <text:p>899.760559</text:p>
          </table:table-cell>
          <table:table-cell office:value-type="float" office:value="938.382751" calcext:value-type="float">
            <text:p>938.3827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0:23:20.329018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1T11:58:09.853948306</meta:creation-date>
    <meta:generator>LibreOffice/25.8.0.4$Linux_X86_64 LibreOffice_project/580$Build-4</meta:generator>
    <dc:date>2025-09-01T18:40:48.034782876</dc:date>
    <meta:editing-duration>PT7H54M47S</meta:editing-duration>
    <meta:editing-cycles>7</meta:editing-cycles>
    <meta:document-statistic meta:table-count="1" meta:cell-count="169" meta:object-count="0"/>
  </office:meta>
</office:document-meta>
</file>